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40a5" officeooo:paragraph-rsid="000e4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shi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3:13:52.432268361</meta:creation-date>
    <dc:date>2015-03-17T23:14:28.58879564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4.2.4.2$Linux_X86_64 LibreOffice_project/420m0$Build-2</meta:generator>
  </office:meta>
</office:document-meta>
</file>